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tahoma, verdana, arial, sans-serif"/>
    <style:font-face style:name="FreeSans1" svg:font-family="FreeSans" style:font-family-generic="swiss"/>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line-height="200%" fo:text-align="justify" style:justify-single-word="false"/>
      <style:text-properties fo:language="fr" fo:country="FR"/>
    </style:style>
    <style:style style:name="P2" style:family="paragraph" style:parent-style-name="Standard">
      <style:paragraph-properties fo:margin-left="1.245cm" fo:margin-right="0.778cm" fo:line-height="200%" fo:text-align="justify" style:justify-single-word="false" fo:text-indent="0cm" style:auto-text-indent="false"/>
      <style:text-properties fo:font-variant="normal" fo:text-transform="none" style:use-window-font-color="true" style:font-name="Times New Roman" fo:font-size="12pt" fo:letter-spacing="normal" fo:language="fr" fo:country="FR" fo:font-style="italic" fo:font-weight="normal" style:font-size-asian="12pt" style:font-style-asian="italic" style:font-size-complex="12pt" style:font-style-complex="italic"/>
    </style:style>
    <style:style style:name="P3" style:family="paragraph" style:parent-style-name="Standard">
      <style:paragraph-properties fo:margin-left="0cm" fo:margin-right="-0.026cm" fo:line-height="200%" fo:text-align="justify" style:justify-single-word="false" fo:text-indent="0cm" style:auto-text-indent="false"/>
      <style:text-properties fo:font-variant="normal" fo:text-transform="none" fo:color="#333333" style:font-name="Times New Roman" fo:font-size="12pt" fo:letter-spacing="normal" fo:language="fr" fo:country="FR" fo:font-style="normal" fo:font-weight="normal" style:font-size-asian="12pt" style:font-size-complex="12pt"/>
    </style:style>
    <style:style style:name="T1" style:family="text">
      <style:text-properties fo:font-style="italic" style:font-style-asian="italic" style:font-style-complex="italic"/>
    </style:style>
    <style:style style:name="T2" style:family="text">
      <style:text-properties style:font-name="Times New Roman"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9 décembre 1968, Douglas Engelbart et son équipe de 17 chercheurs de l'Augmentation Research Center de la Standfort Research Institute ont fait une présentation devant 1000 experts de l'informatique. Cette présentation publique a eu lieu au cours de Fall Joint Computer Conference à San Francisco. Cette conférence présentait plusieurs technologies expérimentales développée par lui et son équipe au cours des six dernières années. Parmi les technologies présentées, il y avait la souris informatique, le travail en réseau et l'hypertexte. C'est une véritable vision futuriste qu’eut Engelbart de l'informatique. Sa vision était si farfelue qu'il fut pris pour un fou par ses contemporains incluant les membre de sa propre équipe ! Cependant, sa vision était si précise que tout ce qu'il a imaginé dans les années '60 est devenu réalité. D'ailleurs, sa conférence fut nommée <text:span text:style-name="T2">«The mother of all demos»</text:span>(<text:span text:style-name="T1">litt. La mère de toutes les présentations</text:span>) en 1994 par Steven Levy. Ce nom vient du fait que plusieurs des technologies présentées sont maintenant grandement utilisées. L'un des concepts présentés lors de la présentation de M.Engelbart est la métaphore de fenêtre.</text:p>
      <text:p text:style-name="P2">«Even way back then, we already had the concept of multiple windows, any one application could manage multiple windows, and you could easily move objects, paragraphs, and words between them. »</text:p>
      <text:p text:style-name="P3">Déjà à cette époque, nous avions un concept de multi-fenêtres, chaque application pouvaient gérer plusieurs fenêtres entre lesquelles vous pouviez facilement déplacer des objets, des paragraphes et des mo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tahoma, verdana, arial, sans-serif"/>
    <style:font-face style:name="FreeSans1" svg:font-family="FreeSans" style:font-family-generic="swiss"/>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kaoPGothic"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7:01:53</meta:creation-date>
    <dc:date>2013-03-12T11:51:27</dc:date>
    <meta:editing-duration>PT11M31S</meta:editing-duration>
    <meta:editing-cycles>3</meta:editing-cycles>
    <meta:generator>LibreOffice/3.5$Linux_x86 LibreOffice_project/350m1$Build-2</meta:generator>
    <meta:document-statistic meta:table-count="0" meta:image-count="0" meta:object-count="0" meta:page-count="1" meta:paragraph-count="3" meta:word-count="240" meta:character-count="1567" meta:non-whitespace-character-count="1331"/>
  </office:meta>
</office:document-meta>
</file>